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objectwithoutfill">
      <style:graphic-properties draw:marker-start="Arrow" draw:marker-start-width="0.25cm" draw:marker-start-center="true" draw:marker-end="" draw:marker-end-width="0.25cm" draw:marker-end-center="true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gr8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9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0" style:family="graphic" style:parent-style-name="objectwithoutfill">
      <style:graphic-properties draw:marker-start="Arrow" draw:marker-start-width="0.25cm" draw:marker-start-center="false" draw:marker-end="" draw:marker-end-width="0.25cm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fo:min-width="0cm"/>
    </style:style>
    <style:style style:name="gr12" style:family="graphic" style:parent-style-name="objectwithoutfill">
      <style:graphic-properties draw:marker-start="Arrow" draw:marker-start-width="0.25cm" draw:marker-start-center="true" draw:marker-end="" draw:marker-end-width="0.25cm" draw:fill="none" draw:textarea-horizontal-align="center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14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17" style:family="graphic" style:parent-style-name="objectwithoutfill">
      <style:graphic-properties draw:marker-start="Arrow" draw:marker-start-width="0.25cm" draw:marker-start-center="false" draw:marker-end="" draw:marker-end-width="0.25cm" draw:marker-end-center="true" draw:fill="none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7" style:family="text">
      <style:text-properties fo:font-size="12pt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8cm" svg:y="1.55cm">
          <draw:text-box>
            <text:p><text:span text:style-name="T1">ICMP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connector draw:style-name="gr6" draw:layer="layout" svg:x1="10.093cm" svg:y1="2.043cm" svg:x2="10.093cm" svg:y2="3.175cm" draw:start-shape="id1" draw:start-glue-point="2" draw:end-shape="id2" draw:end-glue-point="0" svg:d="M10093 2043v1132">
          <text:p/>
        </draw:connector>
        <draw:frame draw:style-name="gr7" draw:text-style-name="P3" draw:layer="layout" svg:width="1.067cm" svg:height="0.445cm" draw:transform="rotate (1.5707963267946) translate (9.284cm 3.24cm)">
          <draw:text-box>
            <text:p><text:span text:style-name="T3">Data</text:span></text:p>
          </draw:text-box>
        </draw:frame>
        <draw:rect draw:style-name="gr8" draw:text-style-name="P4" xml:id="id1" draw:id="id1" draw:layer="layout" svg:width="4.725cm" svg:height="0.559cm" svg:x="7.731cm" svg:y="1.484cm">
          <text:p><text:span text:style-name="T4">L3MUX</text:span></text:p>
        </draw:rect>
        <draw:rect draw:style-name="gr9" draw:text-style-name="P5" draw:layer="layout" svg:width="0.657cm" svg:height="0.25cm" svg:x="8.992cm" svg:y="3.986cm">
          <text:p/>
        </draw:rect>
        <draw:rect draw:style-name="gr9" draw:text-style-name="P5" draw:layer="layout" svg:width="0.657cm" svg:height="0.25cm" svg:x="10.093cm" svg:y="3.986cm">
          <text:p/>
        </draw:rect>
        <draw:rect draw:style-name="gr9" draw:text-style-name="P5" xml:id="id4" draw:id="id4" draw:layer="layout" svg:width="0.657cm" svg:height="0.25cm" svg:x="6.192cm" svg:y="10.486cm">
          <text:p/>
        </draw:rect>
        <draw:rect draw:style-name="gr9" draw:text-style-name="P5" xml:id="id6" draw:id="id6" draw:layer="layout" svg:width="0.657cm" svg:height="0.25cm" svg:x="7.293cm" svg:y="10.486cm">
          <text:p/>
        </draw:rect>
        <draw:connector draw:style-name="gr10" draw:layer="layout" svg:x1="6.52cm" svg:y1="8.136cm" svg:x2="6.52cm" svg:y2="10.486cm" draw:start-shape="id3" draw:start-glue-point="2" draw:end-shape="id4" draw:end-glue-point="0" svg:d="M6520 8136v2350">
          <text:p/>
        </draw:connector>
        <draw:connector draw:style-name="gr10" draw:layer="layout" svg:x1="7.621cm" svg:y1="8.136cm" svg:x2="7.621cm" svg:y2="10.486cm" draw:start-shape="id5" draw:start-glue-point="2" draw:end-shape="id6" draw:end-glue-point="0" svg:d="M7621 8136v2350">
          <text:p/>
        </draw:connector>
        <draw:frame draw:style-name="gr7" draw:text-style-name="P3" draw:layer="layout" svg:width="1.067cm" svg:height="0.445cm" draw:transform="rotate (1.5707963267946) translate (5.884cm 9.94cm)">
          <draw:text-box>
            <text:p><text:span text:style-name="T3">Data</text:span></text:p>
          </draw:text-box>
        </draw:frame>
        <draw:frame draw:style-name="gr11" draw:text-style-name="P3" draw:layer="layout" svg:width="1.956cm" svg:height="0.839cm" draw:transform="rotate (1.5707963267946) translate (6.787cm 10.372cm)">
          <draw:text-box>
            <text:p><text:span text:style-name="T3">DropCmd</text:span></text:p>
          </draw:text-box>
        </draw:frame>
        <draw:frame draw:style-name="gr7" draw:text-style-name="P3" draw:layer="layout" svg:width="1.473cm" svg:height="0.445cm" draw:transform="rotate (1.5707963267946) translate (14.182cm 6.538cm)">
          <draw:text-box>
            <text:p><text:span text:style-name="T3">Data[1]</text:span></text:p>
          </draw:text-box>
        </draw:frame>
        <draw:rect draw:style-name="gr9" draw:text-style-name="P5" draw:layer="layout" svg:width="0.457cm" svg:height="0.296cm" svg:x="18.854cm" svg:y="9.981cm">
          <text:p/>
        </draw:rect>
        <draw:rect draw:style-name="gr9" draw:text-style-name="P5" draw:layer="layout" svg:width="0.457cm" svg:height="0.296cm" svg:x="18.755cm" svg:y="10.685cm">
          <text:p/>
        </draw:rect>
        <draw:connector draw:style-name="gr12" draw:layer="layout" svg:x1="17.103cm" svg:y1="11.015cm" svg:x2="18.727cm" svg:y2="11.016cm" draw:start-shape="id7" draw:start-glue-point="1" draw:end-shape="id8" draw:end-glue-point="3" svg:d="M17103 11015h812v1h812">
          <text:p/>
        </draw:connector>
        <draw:frame draw:style-name="gr13" draw:text-style-name="P3" draw:layer="layout" svg:width="1.097cm" svg:height="0.635cm" svg:x="17.53cm" svg:y="10.517cm">
          <draw:text-box>
            <text:p><text:span text:style-name="T3">Data</text:span></text:p>
          </draw:text-box>
        </draw:frame>
        <draw:rect draw:style-name="gr8" draw:text-style-name="P6" xml:id="id8" draw:id="id8" draw:layer="layout" svg:width="0.714cm" svg:height="2.121cm" svg:x="18.727cm" svg:y="9.956cm">
          <text:p><text:span text:style-name="T5">U</text:span></text:p>
          <text:p><text:span text:style-name="T5">O</text:span></text:p>
          <text:p><text:span text:style-name="T5">E</text:span></text:p>
        </draw:rect>
        <draw:connector draw:style-name="gr6" draw:layer="layout" svg:x1="7.731cm" svg:y1="11.698cm" svg:x2="7.731cm" svg:y2="12.986cm" draw:start-shape="id9" draw:end-shape="id10" draw:end-glue-point="0" svg:d="M7731 11698v1288">
          <text:p/>
        </draw:connector>
        <draw:frame draw:style-name="gr7" draw:text-style-name="P3" draw:layer="layout" svg:width="1.067cm" svg:height="0.445cm" draw:transform="rotate (1.5707963267946) translate (7.272cm 12.9cm)">
          <draw:text-box>
            <text:p><text:span text:style-name="T3">Data</text:span></text:p>
          </draw:text-box>
        </draw:frame>
        <draw:rect draw:style-name="gr14" draw:text-style-name="P7" draw:layer="layout" svg:width="17.933cm" svg:height="11.988cm" svg:x="1.508cm" svg:y="1.457cm">
          <text:p/>
        </draw:rect>
        <draw:custom-shape draw:style-name="gr15" draw:text-style-name="P8" draw:layer="layout" svg:width="0.722cm" svg:height="0.291cm" draw:transform="rotate (1.5707963267946) translate (7.481cm 9.723cm)">
          <text:p text:style-name="P7"><text:span text:style-name="T6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5" draw:text-style-name="P8" draw:layer="layout" svg:width="0.924cm" svg:height="0.291cm" draw:transform="rotate (1.5707963267946) translate (6.383cm 9.814cm)">
          <text:p text:style-name="P7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5" xml:id="id3" draw:id="id3" draw:layer="layout" svg:width="0.657cm" svg:height="0.25cm" svg:x="6.192cm" svg:y="7.886cm">
          <text:p/>
        </draw:rect>
        <draw:rect draw:style-name="gr9" draw:text-style-name="P5" xml:id="id5" draw:id="id5" draw:layer="layout" svg:width="0.657cm" svg:height="0.25cm" svg:x="7.293cm" svg:y="7.886cm">
          <text:p/>
        </draw:rect>
        <draw:rect draw:style-name="gr16" draw:text-style-name="P10" xml:id="id22" draw:id="id22" draw:layer="layout" svg:width="4.749cm" svg:height="1.606cm" svg:x="4.541cm" svg:y="6.594cm" draw:corner-radius="0.25cm">
          <text:p text:style-name="P9"><text:span text:style-name="T7"><text:s/></text:span><text:span text:style-name="T7">IPd</text:span></text:p>
          <text:p text:style-name="P9"><text:span text:style-name="T8"><text:s text:c="4"/></text:span><text:span text:style-name="T8">InvalidPacketDropper</text:span><text:span text:style-name="T7"> </text:span></text:p>
        </draw:rect>
        <draw:rect draw:style-name="gr9" draw:text-style-name="P5" xml:id="id11" draw:id="id11" draw:layer="layout" svg:width="0.657cm" svg:height="0.25cm" svg:x="9.765cm" svg:y="10.486cm">
          <text:p/>
        </draw:rect>
        <draw:connector draw:style-name="gr6" draw:layer="layout" svg:x1="10.093cm" svg:y1="4.581cm" svg:x2="10.093cm" svg:y2="10.486cm" draw:start-shape="id2" draw:start-glue-point="2" draw:end-shape="id11" draw:end-glue-point="0" svg:d="M10093 4581v5905">
          <text:p/>
        </draw:connector>
        <draw:frame draw:style-name="gr11" draw:text-style-name="P3" draw:layer="layout" svg:width="1.956cm" svg:height="0.839cm" draw:transform="rotate (1.5707963267946) translate (9.288cm 10.272cm)">
          <draw:text-box>
            <text:p><text:span text:style-name="T3">Csum[0]</text:span></text:p>
          </draw:text-box>
        </draw:frame>
        <draw:custom-shape draw:style-name="gr15" draw:text-style-name="P8" draw:layer="layout" svg:width="0.926cm" svg:height="0.291cm" draw:transform="rotate (1.5707963267946) translate (9.982cm 9.723cm)">
          <text:p text:style-name="P7"><text:span text:style-name="T6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5" xml:id="id10" draw:id="id10" draw:layer="layout" svg:width="0.657cm" svg:height="0.25cm" svg:x="7.403cm" svg:y="12.986cm">
          <text:p/>
        </draw:rect>
        <draw:rect draw:style-name="gr9" draw:text-style-name="P5" xml:id="id12" draw:id="id12" draw:layer="layout" svg:width="0.657cm" svg:height="0.25cm" svg:x="13.867cm" svg:y="12.986cm">
          <text:p/>
        </draw:rect>
        <draw:connector draw:style-name="gr6" draw:layer="layout" svg:x1="14.195cm" svg:y1="11.684cm" svg:x2="14.195cm" svg:y2="12.986cm" draw:start-shape="id7" draw:start-glue-point="2" draw:end-shape="id12" draw:end-glue-point="0" svg:d="M14195 11684v1302">
          <text:p/>
        </draw:connector>
        <draw:frame draw:style-name="gr7" draw:text-style-name="P3" draw:layer="layout" svg:width="1.067cm" svg:height="0.445cm" draw:transform="rotate (1.5707963267946) translate (13.735cm 12.907cm)">
          <draw:text-box>
            <text:p><text:span text:style-name="T3">Derr</text:span></text:p>
          </draw:text-box>
        </draw:frame>
        <draw:rect draw:style-name="gr9" draw:text-style-name="P5" xml:id="id18" draw:id="id18" draw:layer="layout" svg:width="0.657cm" svg:height="0.25cm" svg:x="11.666cm" svg:y="10.486cm">
          <text:p/>
        </draw:rect>
        <draw:rect draw:style-name="gr9" draw:text-style-name="P5" xml:id="id14" draw:id="id14" draw:layer="layout" svg:width="0.657cm" svg:height="0.25cm" svg:x="14.192cm" svg:y="10.486cm">
          <text:p/>
        </draw:rect>
        <draw:rect draw:style-name="gr9" draw:text-style-name="P5" xml:id="id16" draw:id="id16" draw:layer="layout" svg:width="0.657cm" svg:height="0.25cm" svg:x="15.293cm" svg:y="10.486cm">
          <text:p/>
        </draw:rect>
        <draw:connector draw:style-name="gr10" draw:layer="layout" svg:x1="14.52cm" svg:y1="8.236cm" svg:x2="14.52cm" svg:y2="10.486cm" draw:start-shape="id13" draw:start-glue-point="2" draw:end-shape="id14" draw:end-glue-point="0" svg:d="M14520 8236v2250">
          <text:p/>
        </draw:connector>
        <draw:connector draw:style-name="gr10" draw:layer="layout" svg:x1="15.621cm" svg:y1="8.236cm" svg:x2="15.621cm" svg:y2="10.486cm" draw:start-shape="id15" draw:start-glue-point="2" draw:end-shape="id16" draw:end-glue-point="0" svg:d="M15621 8236v2250">
          <text:p/>
        </draw:connector>
        <draw:frame draw:style-name="gr7" draw:text-style-name="P3" draw:layer="layout" svg:width="1.067cm" svg:height="0.445cm" draw:transform="rotate (1.5707963267946) translate (13.884cm 9.94cm)">
          <draw:text-box>
            <text:p><text:span text:style-name="T3">Hdr</text:span></text:p>
          </draw:text-box>
        </draw:frame>
        <draw:frame draw:style-name="gr11" draw:text-style-name="P3" draw:layer="layout" svg:width="1.956cm" svg:height="0.839cm" draw:transform="rotate (1.5707963267946) translate (14.787cm 10.372cm)">
          <draw:text-box>
            <text:p><text:span text:style-name="T3">Data</text:span></text:p>
          </draw:text-box>
        </draw:frame>
        <draw:custom-shape draw:style-name="gr15" draw:text-style-name="P8" draw:layer="layout" svg:width="0.915cm" svg:height="0.291cm" draw:transform="rotate (1.5707963267946) translate (15.481cm 9.839cm)">
          <text:p text:style-name="P7"><text:span text:style-name="T6">19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5" draw:text-style-name="P8" draw:layer="layout" svg:width="0.924cm" svg:height="0.291cm" draw:transform="rotate (1.5707963267946) translate (14.383cm 9.814cm)">
          <text:p text:style-name="P7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5" xml:id="id13" draw:id="id13" draw:layer="layout" svg:width="0.657cm" svg:height="0.25cm" svg:x="14.192cm" svg:y="7.986cm">
          <text:p/>
        </draw:rect>
        <draw:rect draw:style-name="gr9" draw:text-style-name="P5" xml:id="id15" draw:id="id15" draw:layer="layout" svg:width="0.657cm" svg:height="0.25cm" svg:x="15.293cm" svg:y="7.986cm">
          <text:p/>
        </draw:rect>
        <draw:rect draw:style-name="gr9" draw:text-style-name="P5" xml:id="id17" draw:id="id17" draw:layer="layout" svg:width="0.657cm" svg:height="0.25cm" svg:x="11.667cm" svg:y="4.286cm">
          <text:p/>
        </draw:rect>
        <draw:connector draw:style-name="gr17" draw:layer="layout" svg:x1="11.995cm" svg:y1="4.536cm" svg:x2="11.994cm" svg:y2="10.486cm" draw:start-shape="id17" draw:start-glue-point="2" draw:end-shape="id18" draw:end-glue-point="0" svg:d="M11995 4536v2975h-1v2975">
          <text:p/>
        </draw:connector>
        <draw:frame draw:style-name="gr11" draw:text-style-name="P3" draw:layer="layout" svg:width="1.956cm" svg:height="0.839cm" draw:transform="rotate (1.5707963267946) translate (11.189cm 10.272cm)">
          <draw:text-box>
            <text:p><text:span text:style-name="T3">Csum[1]</text:span></text:p>
          </draw:text-box>
        </draw:frame>
        <draw:custom-shape draw:style-name="gr15" draw:text-style-name="P8" draw:layer="layout" svg:width="0.926cm" svg:height="0.291cm" draw:transform="rotate (1.5707963267946) translate (11.883cm 9.723cm)">
          <text:p text:style-name="P7"><text:span text:style-name="T6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6" draw:text-style-name="P10" xml:id="id9" draw:id="id9" draw:layer="layout" svg:width="6.35cm" svg:height="1.321cm" svg:x="4.556cm" svg:y="10.377cm" draw:corner-radius="0.25cm">
          <text:p text:style-name="P9"><text:span text:style-name="T7"><text:s/></text:span><text:span text:style-name="T7">ICc</text:span></text:p>
          <text:p text:style-name="P9"><text:span text:style-name="T8"><text:s text:c="4"/></text:span><text:span text:style-name="T8">IcmpCheksumChecker</text:span><text:span text:style-name="T7"> </text:span></text:p>
        </draw:rect>
        <draw:rect draw:style-name="gr16" draw:text-style-name="P10" xml:id="id7" draw:id="id7" draw:layer="layout" svg:width="5.816cm" svg:height="1.337cm" svg:x="11.287cm" svg:y="10.347cm" draw:corner-radius="0.25cm">
          <text:p text:style-name="P9"><text:span text:style-name="T7"><text:s/></text:span><text:span text:style-name="T7">CMb</text:span></text:p>
          <text:p text:style-name="P9"><text:span text:style-name="T8"><text:s text:c="4"/></text:span><text:span text:style-name="T8">ControlMessageBuilder</text:span><text:span text:style-name="T7"> </text:span></text:p>
        </draw:rect>
        <draw:connector draw:style-name="gr10" draw:layer="layout" svg:x1="14.813cm" svg:y1="4.536cm" svg:x2="14.813cm" svg:y2="6.794cm" draw:start-shape="id19" draw:start-glue-point="2" draw:end-shape="id20" svg:d="M14813 4536v2258">
          <text:p/>
        </draw:connector>
        <draw:custom-shape draw:style-name="gr15" draw:text-style-name="P8" draw:layer="layout" svg:width="0.915cm" svg:height="0.291cm" draw:transform="rotate (1.5707963267946) translate (14.682cm 6.259cm)">
          <text:p text:style-name="P7"><text:span text:style-name="T6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5" xml:id="id19" draw:id="id19" draw:layer="layout" svg:width="0.657cm" svg:height="0.25cm" svg:x="14.485cm" svg:y="4.286cm">
          <text:p/>
        </draw:rect>
        <draw:rect draw:style-name="gr8" draw:text-style-name="P4" draw:layer="layout" svg:width="10.172cm" svg:height="0.559cm" svg:x="5.788cm" svg:y="12.885cm">
          <text:p><text:span text:style-name="T4">IPRX</text:span></text:p>
        </draw:rect>
        <draw:rect draw:style-name="gr16" draw:text-style-name="P10" xml:id="id2" draw:id="id2" draw:layer="layout" svg:width="11.074cm" svg:height="1.406cm" svg:x="4.556cm" svg:y="3.175cm" draw:corner-radius="0.25cm">
          <text:p text:style-name="P9"><text:span text:style-name="T7"><text:s/></text:span><text:span text:style-name="T7">ICi</text:span></text:p>
          <text:p text:style-name="P9"><text:span text:style-name="T8"><text:s text:c="4"/></text:span><text:span text:style-name="T8">IcmpChecksumInserter</text:span><text:span text:style-name="T7"> </text:span></text:p>
        </draw:rect>
        <draw:rect draw:style-name="gr16" draw:text-style-name="P10" xml:id="id20" draw:id="id20" draw:layer="layout" svg:width="4.749cm" svg:height="1.606cm" svg:x="12.439cm" svg:y="6.794cm" draw:corner-radius="0.25cm">
          <text:p text:style-name="P9"><text:span text:style-name="T7"><text:s/></text:span><text:span text:style-name="T7">IHa</text:span></text:p>
          <text:p text:style-name="P9"><text:span text:style-name="T8"><text:s text:c="4"/></text:span><text:span text:style-name="T8">IpHeaderAppender</text:span><text:span text:style-name="T7"> </text:span></text:p>
        </draw:rect>
        <draw:frame draw:style-name="gr7" draw:text-style-name="P3" draw:layer="layout" svg:width="1.243cm" svg:height="0.445cm" draw:transform="rotate (1.5707963267946) translate (6.282cm 6.208cm)">
          <draw:text-box>
            <text:p><text:span text:style-name="T3">Data[0]</text:span></text:p>
          </draw:text-box>
        </draw:frame>
        <draw:connector draw:style-name="gr10" draw:layer="layout" svg:x1="6.913cm" svg:y1="4.436cm" svg:x2="6.915cm" svg:y2="6.594cm" draw:start-shape="id21" draw:start-glue-point="2" draw:end-shape="id22" draw:end-glue-point="0" svg:d="M6913 4436v1073h2v1085">
          <text:p/>
        </draw:connector>
        <draw:custom-shape draw:style-name="gr15" draw:text-style-name="P8" draw:layer="layout" svg:width="0.915cm" svg:height="0.291cm" draw:transform="rotate (1.5707963267946) translate (6.782cm 6.044cm)">
          <text:p text:style-name="P8"><text:span text:style-name="T6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5" xml:id="id21" draw:id="id21" draw:layer="layout" svg:width="0.657cm" svg:height="0.25cm" svg:x="6.585cm" svg:y="4.18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8H34M55S</meta:editing-duration>
    <meta:editing-cycles>239</meta:editing-cycles>
    <meta:generator>OpenOffice/4.1.6$Unix OpenOffice.org_project/416m1$Build-9790</meta:generator>
    <dc:date>2020-06-18T23:39:06</dc:date>
    <dc:creator>Francois Abel</dc:creator>
    <meta:printed-by>Francois Abel</meta:printed-by>
    <meta:print-date>2018-11-01T20:08:16.68</meta:print-date>
    <meta:document-statistic meta:object-count="67"/>
  </office:meta>
</office:document-meta>
</file>